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========================================</text:span></text:p>
      <text:p text:style-name="P1"><text:span text:style-name="T1"><text:tab/><text:tab/><text:tab/>random module</text:span></text:p>
      <text:p text:style-name="P1"><text:span text:style-name="T1"><text:tab/><text:tab/>========================================</text:span></text:p>
      <text:p text:style-name="P1"><text:span text:style-name="T1">=&gt;random one of pre-defined module present in python</text:span></text:p>
      <text:p text:style-name="P1"><text:span text:style-name="T1">=&gt;The purpose of random is that "To generate random values in various contexts".</text:span></text:p>
      <text:p text:style-name="P1"><text:span text:style-name="T1">=&gt;random module contains the follwoing essential functions.</text:span></text:p>
      <text:p text:style-name="P1"><text:span text:style-name="T1"><text:tab/><text:tab/>a) randrange()</text:span></text:p>
      <text:p text:style-name="P1"><text:span text:style-name="T1"><text:tab/><text:tab/>b) randint()</text:span></text:p>
      <text:p text:style-name="P1"><text:span text:style-name="T1"><text:tab/><text:tab/>----------------------------------</text:span></text:p>
      <text:p text:style-name="P1"><text:span text:style-name="T1"><text:tab/><text:tab/>c) random()</text:span></text:p>
      <text:p text:style-name="P1"><text:span text:style-name="T1"><text:tab/><text:tab/>d) uniform()</text:span></text:p>
      <text:p text:style-name="P1"><text:span text:style-name="T1"><text:tab/><text:tab/>----------------------------------</text:span></text:p>
      <text:p text:style-name="P1"><text:span text:style-name="T1"><text:tab/><text:tab/>e) choice()</text:span></text:p>
      <text:p text:style-name="P1"><text:span text:style-name="T1"><text:tab/><text:tab/>f) <text:s/>shuffle()</text:span></text:p>
      <text:p text:style-name="P1"><text:span text:style-name="T1"><text:tab/><text:tab/>g) sample()</text:span></text:p>
      <text:p text:style-name="P1"><text:span text:style-name="T1"><text:tab/><text:tab/>--------------------------------------</text:span></text:p>
      <text:p text:style-name="P1"><text:span text:style-name="T1">===============================================================</text:span></text:p>
      <text:p text:style-name="P1"><text:span text:style-name="T1">a) randrange()</text:span></text:p>
      <text:p text:style-name="P1"><text:span text:style-name="T1"><text:s text:c="2"/>-------------------------</text:span></text:p>
      <text:p text:style-name="P1"><text:span text:style-name="T1">=&gt;This function is used for generating random integer values between specified limits.</text:span></text:p>
      <text:p text:style-name="P1"><text:soft-page-break/><text:span text:style-name="T1">Syntax1:- <text:s text:c="8"/>random.randrang(Value)</text:span></text:p>
      <text:p text:style-name="P1"><text:span text:style-name="T1"><text:tab/><text:tab/>This syntax generates any random value between 0 to Value-1</text:span></text:p>
      <text:p text:style-name="P2"/>
      <text:p text:style-name="P1"><text:span text:style-name="T1">Syntax-2:<text:tab/><text:tab/>random.rangerange(start,stop)</text:span></text:p>
      <text:p text:style-name="P1"><text:span text:style-name="T1"><text:tab/><text:tab/>This syntax generates any random value between start to stop-1 </text:span></text:p>
      <text:p text:style-name="P2"/>
      <text:p text:style-name="P1"><text:span text:style-name="T1">Examples:</text:span></text:p>
      <text:p text:style-name="P1"><text:span text:style-name="T1">---------------</text:span></text:p>
      <text:p text:style-name="P1"><text:span text:style-name="T1">&gt;&gt;&gt; import random</text:span></text:p>
      <text:p text:style-name="P1"><text:span text:style-name="T1">&gt;&gt;&gt; print(random.randrange(100,150))----133</text:span></text:p>
      <text:p text:style-name="P1"><text:span text:style-name="T1">&gt;&gt;&gt; print(random.randrange(100,150))----121</text:span></text:p>
      <text:p text:style-name="P1"><text:span text:style-name="T1">&gt;&gt;&gt; print(random.randrange(100,150))----139</text:span></text:p>
      <text:p text:style-name="P1"><text:span text:style-name="T1">&gt;&gt;&gt; print(random.randrange(100,150))----143</text:span></text:p>
      <text:p text:style-name="P1"><text:span text:style-name="T1">&gt;&gt;&gt; print(random.randrange(100,150))---106</text:span></text:p>
      <text:p text:style-name="P1"><text:span text:style-name="T1">&gt;&gt;&gt; print(random.randrange(100,150))---133</text:span></text:p>
      <text:p text:style-name="P1"><text:span text:style-name="T1">&gt;&gt;&gt; print(random.randrange(10))----5</text:span></text:p>
      <text:p text:style-name="P1"><text:span text:style-name="T1">&gt;&gt;&gt; print(random.randrange(10))----9</text:span></text:p>
      <text:p text:style-name="P1"><text:span text:style-name="T1">-----------------------------------------------------</text:span></text:p>
      <text:p text:style-name="P1"><text:span text:style-name="T1">#randrangeex.py</text:span></text:p>
      <text:p text:style-name="P1"><text:span text:style-name="T1">import random</text:span></text:p>
      <text:p text:style-name="P1"><text:span text:style-name="T1">for i in range(1,6):</text:span></text:p>
      <text:p text:style-name="P1"><text:soft-page-break/><text:span text:style-name="T1"><text:tab/>print(random.randrange(10))</text:span></text:p>
      <text:p text:style-name="P1"><text:span text:style-name="T1">print("---------------------------------------")</text:span></text:p>
      <text:p text:style-name="P1"><text:span text:style-name="T1">for i in range(1,6):</text:span></text:p>
      <text:p text:style-name="P1"><text:span text:style-name="T1"><text:tab/>print(random.randrange(1000,1100))</text:span></text:p>
      <text:p text:style-name="P1"><text:span text:style-name="T1">print("---------------------------------------")</text:span></text:p>
      <text:p text:style-name="P1"><text:span text:style-name="T1">================================X============================</text:span></text:p>
      <text:p text:style-name="P1"><text:span text:style-name="T1">b) randint():</text:span></text:p>
      <text:p text:style-name="P1"><text:span text:style-name="T1">--------------------</text:span></text:p>
      <text:p text:style-name="P1"><text:span text:style-name="T1">=&gt;Syntax:- <text:s text:c="4"/>random.radint(start,stop)</text:span></text:p>
      <text:p text:style-name="P1"><text:span text:style-name="T1">=&gt;This syntax generates any random value between start to stop. Here start and stop are inclusive. </text:span></text:p>
      <text:p text:style-name="P1"><text:span text:style-name="T1">Examples:</text:span></text:p>
      <text:p text:style-name="P1"><text:span text:style-name="T1">----------------</text:span></text:p>
      <text:p text:style-name="P1"><text:span text:style-name="T1">&gt;&gt;&gt; print(random.randint(10,15))------10</text:span></text:p>
      <text:p text:style-name="P1"><text:span text:style-name="T1">&gt;&gt;&gt; print(random.randint(10,15))-----13</text:span></text:p>
      <text:p text:style-name="P1"><text:span text:style-name="T1">&gt;&gt;&gt; print(random.randint(10,15))----14</text:span></text:p>
      <text:p text:style-name="P1"><text:span text:style-name="T1">&gt;&gt;&gt; print(random.randint(10,15))----11</text:span></text:p>
      <text:p text:style-name="P1"><text:span text:style-name="T1">&gt;&gt;&gt; print(random.randint(10,15))----15</text:span></text:p>
      <text:p text:style-name="P1"><text:span text:style-name="T1">----------------------------------------------------------</text:span></text:p>
      <text:p text:style-name="P1"><text:span text:style-name="T1">#randintex.py</text:span></text:p>
      <text:p text:style-name="P1"><text:span text:style-name="T1">import random</text:span></text:p>
      <text:p text:style-name="P1"><text:span text:style-name="T1">for i in range(1,6):</text:span></text:p>
      <text:p text:style-name="P1"><text:soft-page-break/><text:span text:style-name="T1"><text:tab/>print(random.randint(10,20))</text:span></text:p>
      <text:p text:style-name="P1"><text:span text:style-name="T1">print("---------------------------------------")</text:span></text:p>
      <text:p text:style-name="P1"><text:span text:style-name="T1">==============================X================================</text:span></text:p>
      <text:p text:style-name="P1"><text:span text:style-name="T1">c) random()</text:span></text:p>
      <text:p text:style-name="P1"><text:span text:style-name="T1">-----------------------</text:span></text:p>
      <text:p text:style-name="P1"><text:span text:style-name="T1">=&gt;Syntax:- <text:s text:c="5"/>random.random()</text:span></text:p>
      <text:p text:style-name="P1"><text:span text:style-name="T1">=&gt;This syntax generates floating point random values between 0.0 and 1.0 (Exlusive))</text:span></text:p>
      <text:p text:style-name="P1"><text:span text:style-name="T1">Examples:</text:span></text:p>
      <text:p text:style-name="P1"><text:span text:style-name="T1">----------------</text:span></text:p>
      <text:p text:style-name="P1"><text:span text:style-name="T1">&gt;&gt;&gt; import random</text:span></text:p>
      <text:p text:style-name="P1"><text:span text:style-name="T1">&gt;&gt;&gt; print(random.random())----------0.1623906138450063</text:span></text:p>
      <text:p text:style-name="P1"><text:span text:style-name="T1">&gt;&gt;&gt; print(random.random())--------0.15382209709271966</text:span></text:p>
      <text:p text:style-name="P1"><text:span text:style-name="T1">&gt;&gt;&gt; print(random.random())-------0.09542283007844476</text:span></text:p>
      <text:p text:style-name="P1"><text:span text:style-name="T1">&gt;&gt;&gt; print(random.random())-----0.6134301633766425 <text:s/></text:span></text:p>
      <text:p text:style-name="P1"><text:span text:style-name="T1">-------------------------</text:span></text:p>
      <text:p text:style-name="P1"><text:span text:style-name="T1">#randomex.py</text:span></text:p>
      <text:p text:style-name="P1"><text:span text:style-name="T1">import random</text:span></text:p>
      <text:p text:style-name="P1"><text:span text:style-name="T1">lst=[]</text:span></text:p>
      <text:p text:style-name="P1"><text:span text:style-name="T1">for i in range(1,6):</text:span></text:p>
      <text:p text:style-name="P1"><text:span text:style-name="T1"><text:tab/>lst.append("%0.2f" %random.random())</text:span></text:p>
      <text:p text:style-name="P1"><text:span text:style-name="T1">print("---------------------------------------")</text:span></text:p>
      <text:p text:style-name="P1"><text:soft-page-break/><text:span text:style-name="T1">print("Content of lst={}".format(lst))</text:span></text:p>
      <text:p text:style-name="P1"><text:span text:style-name="T1">============================X=============================</text:span></text:p>
      <text:p text:style-name="P1"><text:span text:style-name="T1">d) uniform()</text:span></text:p>
      <text:p text:style-name="P1"><text:span text:style-name="T1">----------------------</text:span></text:p>
      <text:p text:style-name="P1"><text:span text:style-name="T1">Syntax:- <text:s text:c="4"/>random.uniform(start,stop)</text:span></text:p>
      <text:p text:style-name="P1"><text:span text:style-name="T1">=&gt;This generates random floting point values from start to stop-1 values </text:span></text:p>
      <text:p text:style-name="P1"><text:span text:style-name="T1">=&gt;The values of start and stop can both Integer or floating point values.</text:span></text:p>
      <text:p text:style-name="P1"><text:span text:style-name="T1">Examples:</text:span></text:p>
      <text:p text:style-name="P1"><text:span text:style-name="T1">----------------</text:span></text:p>
      <text:p text:style-name="P1"><text:span text:style-name="T1">&gt;&gt;&gt; import random</text:span></text:p>
      <text:p text:style-name="P1"><text:span text:style-name="T1">&gt;&gt;&gt; print(random.uniform(10,15))----------14.416746067678286</text:span></text:p>
      <text:p text:style-name="P1"><text:span text:style-name="T1">&gt;&gt;&gt; print(random.uniform(10,15))----13.2420406264978</text:span></text:p>
      <text:p text:style-name="P1"><text:span text:style-name="T1">&gt;&gt;&gt; print(random.uniform(10,15))-----11.716110933506432</text:span></text:p>
      <text:p text:style-name="P1"><text:span text:style-name="T1">&gt;&gt;&gt; print(random.uniform(10,15))--------10.703499588966528</text:span></text:p>
      <text:p text:style-name="P1"><text:span text:style-name="T1">&gt;&gt;&gt; print(random.uniform(10,15))-----11.306226559323017</text:span></text:p>
      <text:p text:style-name="P1"><text:span text:style-name="T1">&gt;&gt;&gt; print(random.uniform(10.75,15.75))--------13.939787347170148</text:span></text:p>
      <text:p text:style-name="P1"><text:span text:style-name="T1">&gt;&gt;&gt; print(random.uniform(10.75,15.75))----10.760428232717597</text:span></text:p>
      <text:p text:style-name="P1"><text:span text:style-name="T1">-------------------------------------------------------------------------------------------</text:span></text:p>
      <text:p text:style-name="P1"><text:span text:style-name="T1">#uniformex.py</text:span></text:p>
      <text:p text:style-name="P1"><text:span text:style-name="T1">import random</text:span></text:p>
      <text:p text:style-name="P1"><text:span text:style-name="T1">lst=[]</text:span></text:p>
      <text:p text:style-name="P1"><text:soft-page-break/><text:span text:style-name="T1">for i in range(1,6):</text:span></text:p>
      <text:p text:style-name="P1"><text:span text:style-name="T1"><text:tab/>lst.append(float("%0.2f" %random.uniform(10,15.5)))</text:span></text:p>
      <text:p text:style-name="P1"><text:span text:style-name="T1">print("---------------------------------------")</text:span></text:p>
      <text:p text:style-name="P1"><text:span text:style-name="T1">print("Content of lst={}".format(lst))</text:span></text:p>
      <text:p text:style-name="P1"><text:span text:style-name="T1">===========================X================================</text:span></text:p>
      <text:p text:style-name="P1"><text:span text:style-name="T1">e) choice():</text:span></text:p>
      <text:p text:style-name="P1"><text:span text:style-name="T1">-------------------</text:span></text:p>
      <text:p text:style-name="P1"><text:span text:style-name="T1">Syntax:- <text:s text:c="4"/>random.choice(Iterable_object)</text:span></text:p>
      <text:p text:style-name="P1"><text:span text:style-name="T1">=&gt;This function obtains random values from Iterable_object.</text:span></text:p>
      <text:p text:style-name="P1"><text:span text:style-name="T1">---------------------</text:span></text:p>
      <text:p text:style-name="P1"><text:span text:style-name="T1">EXAMPLES:</text:span></text:p>
      <text:p text:style-name="P1"><text:span text:style-name="T1">---------------------</text:span></text:p>
      <text:p text:style-name="P1"><text:span text:style-name="T1">&gt;&gt;&gt; print(random.choice([10,20,30,40,50]),random.choice("PYTHON"),random.choice(range(10,15)))---40 T 11</text:span></text:p>
      <text:p text:style-name="P1"><text:span text:style-name="T1">&gt;&gt;&gt; print(random.choice([10,20,30,40,50]),random.choice("PYTHON"),random.choice(range(10,15)))----------30 P 12</text:span></text:p>
      <text:p text:style-name="P1"><text:span text:style-name="T1">&gt;&gt;&gt; print(random.choice([10,20,30,40,50]),random.choice("PYTHON"),random.choice(range(10,15)))-----------40 N 12</text:span></text:p>
      <text:p text:style-name="P1"><text:span text:style-name="T1">-------------------------------------</text:span></text:p>
      <text:p text:style-name="P1"><text:span text:style-name="T1">#choiceex.py</text:span></text:p>
      <text:p text:style-name="P1"><text:span text:style-name="T1">import random</text:span></text:p>
      <text:p text:style-name="P1"><text:span text:style-name="T1">s="AaBRe#^%@8YuQLPau*&amp;"</text:span></text:p>
      <text:p text:style-name="P1"><text:span text:style-name="T1">for i in range(1,6):</text:span></text:p>
      <text:p text:style-name="P1"><text:span text:style-name="T1"><text:s text:c="5"/>print(random.choice(s),random.choice(s),random.choice(s),random.choice(s))</text:span></text:p>
      <text:p text:style-name="P1"><text:soft-page-break/><text:span text:style-name="T1">===========================X================================</text:span></text:p>
      <text:p text:style-name="P1"><text:span text:style-name="T1">f) <text:s/>shuffle():</text:span></text:p>
      <text:p text:style-name="P1"><text:span text:style-name="T1">--------------------</text:span></text:p>
      <text:p text:style-name="P1"><text:span text:style-name="T1">=&gt;This Function is used for re-organizing the elements of any mutable object but not on immutable object.</text:span></text:p>
      <text:p text:style-name="P2"/>
      <text:p text:style-name="P1"><text:span text:style-name="T1">Syntax:- <text:s text:c="3"/>random.shuffle(list)</text:span></text:p>
      <text:p text:style-name="P1"><text:span text:style-name="T1">=&gt;We can shuffle the data of list but not other objects of Data Types</text:span></text:p>
      <text:p text:style-name="P1"><text:span text:style-name="T1">Examples:</text:span></text:p>
      <text:p text:style-name="P1"><text:span text:style-name="T1">-------------------</text:span></text:p>
      <text:p text:style-name="P1"><text:span text:style-name="T1">&gt;&gt;&gt; d={10:"cadburry",20:"kitkat",30:"malkybar", 40:"dairymilk"}</text:span></text:p>
      <text:p text:style-name="P1"><text:span text:style-name="T1">&gt;&gt;&gt; print(d)---{10: 'cadburry', 20: 'kitkat', 30: 'malkybar', 40: 'dairymilk'}</text:span></text:p>
      <text:p text:style-name="P1"><text:span text:style-name="T1">&gt;&gt;&gt; for k,v in d.items():</text:span></text:p>
      <text:p text:style-name="P1"><text:span text:style-name="T1">... <text:s text:c="4"/>print(k,"--",v)</text:span></text:p>
      <text:p text:style-name="P1"><text:span text:style-name="T1">...</text:span></text:p>
      <text:p text:style-name="P1"><text:span text:style-name="T1"><text:tab/>10 -- cadburry</text:span></text:p>
      <text:p text:style-name="P1"><text:span text:style-name="T1"><text:tab/>20 -- kitkat</text:span></text:p>
      <text:p text:style-name="P1"><text:span text:style-name="T1"><text:tab/>30 -- malkybar</text:span></text:p>
      <text:p text:style-name="P1"><text:span text:style-name="T1"><text:tab/>40 -- dairymilk</text:span></text:p>
      <text:p text:style-name="P1"><text:span text:style-name="T1">&gt;&gt;&gt; import random</text:span></text:p>
      <text:p text:style-name="P1"><text:span text:style-name="T1">&gt;&gt;&gt; print(random.shuffle(d))----Traceback (most recent call last):</text:span></text:p>
      <text:p text:style-name="P1"><text:span text:style-name="T1"><text:tab/><text:tab/><text:tab/><text:tab/><text:tab/><text:tab/><text:tab/> <text:s/>File "&lt;stdin&gt;", line 1, in &lt;module&gt;</text:span></text:p>
      <text:p text:style-name="P1"><text:soft-page-break/><text:span text:style-name="T1"><text:tab/><text:tab/><text:tab/><text:tab/><text:tab/><text:tab/><text:tab/> <text:s/>File "C:\Users\nareshit\AppData\Local\Programs\Python\Python310\lib\random.py", line 394, in shuffle</text:span></text:p>
      <text:p text:style-name="P1"><text:span text:style-name="T1"><text:tab/><text:tab/><text:tab/><text:tab/><text:tab/><text:tab/><text:tab/> <text:s text:c="3"/>x[i], x[j] = x[j], x[i]</text:span></text:p>
      <text:p text:style-name="P1"><text:span text:style-name="T1"><text:tab/><text:tab/><text:tab/><text:tab/><text:tab/><text:tab/><text:tab/>KeyError: 3</text:span></text:p>
      <text:p text:style-name="P1"><text:span text:style-name="T1">&gt;&gt;&gt; s={10,20,30,40,50}</text:span></text:p>
      <text:p text:style-name="P1"><text:span text:style-name="T1">&gt;&gt;&gt; print(random.shuffle(s))</text:span></text:p>
      <text:p text:style-name="P1"><text:span text:style-name="T1"><text:tab/><text:tab/><text:tab/><text:tab/><text:tab/><text:tab/>Traceback (most recent call last):</text:span></text:p>
      <text:p text:style-name="P1"><text:span text:style-name="T1"><text:tab/><text:tab/><text:tab/><text:tab/><text:tab/><text:tab/> <text:s/>File "&lt;stdin&gt;", line 1, in &lt;module&gt;</text:span></text:p>
      <text:p text:style-name="P1"><text:span text:style-name="T1"><text:tab/><text:tab/><text:tab/><text:tab/><text:tab/><text:tab/> <text:s/>File "C:\Users\nareshit\AppData\Local\Programs\Python\Python310\lib\random.py", line 394, in shuffle</text:span></text:p>
      <text:p text:style-name="P1"><text:span text:style-name="T1"><text:tab/><text:tab/><text:tab/><text:tab/><text:tab/><text:tab/> <text:s text:c="3"/>x[i], x[j] = x[j], x[i]</text:span></text:p>
      <text:p text:style-name="P1"><text:span text:style-name="T1"><text:tab/><text:tab/><text:tab/><text:tab/><text:tab/><text:tab/>TypeError: 'set' object is not subscriptable</text:span></text:p>
      <text:p text:style-name="P2"/>
      <text:p text:style-name="P1"><text:span text:style-name="T1">&gt;&gt;&gt; t=(10,20,30,40,50)</text:span></text:p>
      <text:p text:style-name="P1"><text:span text:style-name="T1">&gt;&gt;&gt; print(random.shuffle(t))</text:span></text:p>
      <text:p text:style-name="P1"><text:span text:style-name="T1"><text:tab/><text:tab/><text:tab/><text:tab/><text:tab/><text:tab/>Traceback (most recent call last):</text:span></text:p>
      <text:p text:style-name="P1"><text:span text:style-name="T1"><text:tab/><text:tab/><text:tab/><text:tab/><text:tab/><text:tab/> <text:s/>File "&lt;stdin&gt;", line 1, in &lt;module&gt;</text:span></text:p>
      <text:p text:style-name="P1"><text:span text:style-name="T1"><text:tab/><text:tab/><text:tab/><text:tab/><text:tab/><text:tab/> <text:s/>File "C:\Users\nareshit\AppData\Local\Programs\Python\Python310\lib\random.py", line 394, in shuffle</text:span></text:p>
      <text:p text:style-name="P1"><text:span text:style-name="T1"><text:tab/><text:tab/><text:tab/><text:tab/><text:tab/><text:tab/> <text:s text:c="3"/>x[i], x[j] = x[j], x[i]</text:span></text:p>
      <text:p text:style-name="P1"><text:span text:style-name="T1"><text:tab/><text:tab/><text:tab/><text:tab/><text:tab/><text:tab/>TypeError: 'tuple' object does not support item assignment</text:span></text:p>
      <text:p text:style-name="P1"><text:span text:style-name="T1">&gt;&gt;&gt; l=[10,20,30,40,50]</text:span></text:p>
      <text:p text:style-name="P1"><text:span text:style-name="T1">&gt;&gt;&gt; print(random.shuffle(l))-----None</text:span></text:p>
      <text:p text:style-name="P1"><text:span text:style-name="T1">&gt;&gt;&gt; print(l)-------------[30, 40, 50, 10, 20]</text:span></text:p>
      <text:p text:style-name="P1"><text:soft-page-break/><text:span text:style-name="T1">&gt;&gt;&gt; random.shuffle(l)</text:span></text:p>
      <text:p text:style-name="P1"><text:span text:style-name="T1">&gt;&gt;&gt; print(l)------------[40, 30, 10, 20, 50]</text:span></text:p>
      <text:p text:style-name="P1"><text:span text:style-name="T1">&gt;&gt;&gt; random.shuffle(l)</text:span></text:p>
      <text:p text:style-name="P1"><text:span text:style-name="T1">&gt;&gt;&gt; print(l)---------[40, 10, 50, 20, 30]</text:span></text:p>
      <text:p text:style-name="P1"><text:span text:style-name="T1">&gt;&gt;&gt; random.shuffle(l)</text:span></text:p>
      <text:p text:style-name="P1"><text:span text:style-name="T1">&gt;&gt;&gt; print(l)------------[30, 50, 20, 40, 10]</text:span></text:p>
      <text:p text:style-name="P2"/>
      <text:p text:style-name="P1"><text:span text:style-name="T1">#shuffleex.py</text:span></text:p>
      <text:p text:style-name="P1"><text:span text:style-name="T1">import random as r</text:span></text:p>
      <text:p text:style-name="P1"><text:span text:style-name="T1">l=[10,"Python","Rossum",34.56,True]</text:span></text:p>
      <text:p text:style-name="P1"><text:span text:style-name="T1">for i in range(1,6):</text:span></text:p>
      <text:p text:style-name="P1"><text:span text:style-name="T1"><text:tab/>r.shuffle(l)</text:span></text:p>
      <text:p text:style-name="P1"><text:span text:style-name="T1"><text:tab/>print("content of l=",l)</text:span></text:p>
      <text:p text:style-name="P1"><text:span text:style-name="T1">===================================X============================</text:span></text:p>
      <text:p text:style-name="P1"><text:span text:style-name="T1">g) sample()</text:span></text:p>
      <text:p text:style-name="P1"><text:span text:style-name="T1">------------------</text:span></text:p>
      <text:p text:style-name="P1"><text:span text:style-name="T1">=&gt;This Function is used for selecting random samples from any Iterable object based on number of samples(+ve)</text:span></text:p>
      <text:p text:style-name="P1"><text:span text:style-name="T1">Syntax:- <text:s text:c="6"/>random.sample(iterable_object, k)</text:span></text:p>
      <text:p text:style-name="P1"><text:span text:style-name="T1">=&gt;Here 'k' can be number of samples.</text:span></text:p>
      <text:p text:style-name="P2"/>
      <text:p text:style-name="P1"><text:span text:style-name="T1">Examples:</text:span></text:p>
      <text:p text:style-name="P1"><text:soft-page-break/><text:span text:style-name="T1">------------------</text:span></text:p>
      <text:p text:style-name="P1"><text:span text:style-name="T1">&gt;&gt;&gt; import random</text:span></text:p>
      <text:p text:style-name="P1"><text:span text:style-name="T1">&gt;&gt;&gt; s="ABCabcERTYUertyu$%^&amp;*#@!%^&amp;ghjkiyl"</text:span></text:p>
      <text:p text:style-name="P1"><text:span text:style-name="T1">&gt;&gt;&gt; print(random.sample(s,5))----------['A', '*', '^', 'j', 't']</text:span></text:p>
      <text:p text:style-name="P1"><text:span text:style-name="T1">&gt;&gt;&gt; print(random.sample(s,5))---------['%', 'l', 'b', 'C', 'y']</text:span></text:p>
      <text:p text:style-name="P1"><text:span text:style-name="T1">&gt;&gt;&gt; print(random.sample(s,5))----------['%', 'e', 'Y', 'j', 'u']</text:span></text:p>
      <text:p text:style-name="P1"><text:span text:style-name="T1">&gt;&gt;&gt; print(random.sample(s,5))------['y', 'E', '&amp;', '$', '#']</text:span></text:p>
      <text:p text:style-name="P1"><text:span text:style-name="T1">&gt;&gt;&gt; print(random.sample(s,5))----------['j', '*', 't', '$', 'u']</text:span></text:p>
      <text:p text:style-name="P1"><text:span text:style-name="T1">-----------------------------------------------------------------</text:span></text:p>
      <text:p text:style-name="P1"><text:span text:style-name="T1">#sampleex.py</text:span></text:p>
      <text:p text:style-name="P1"><text:span text:style-name="T1">import random</text:span></text:p>
      <text:p text:style-name="P1"><text:span text:style-name="T1">lst=[10,"Rossum","Python",34.56,True]</text:span></text:p>
      <text:p text:style-name="P1"><text:span text:style-name="T1">for i in range(1,6):</text:span></text:p>
      <text:p text:style-name="P1"><text:span text:style-name="T1"><text:tab/>print(random.sample(lst,2))</text:span></text:p>
      <text:p text:style-name="P1"><text:span text:style-name="T1">================================X===========================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197" meta:word-count="655" meta:character-count="7471" meta:non-whitespace-character-count="6850"/>
    <meta:generator>LibreOfficeDev/6.0.5.2$Linux_X86_64 LibreOffice_project/</meta:generator>
  </office:meta>
</office:document-meta>
</file>